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officeooo:rsid="0006de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5"><text:span text:style-name="T1">O guia estelar de </text:span><text:span text:style-name="T3">Git</text:span></text:p>
      <text:p text:style-name="P2">Introdução</text:p>
      <text:list xml:id="list1532832630" text:style-name="L1">
        <text:list-item>
          <text:p text:style-name="P3">Abertura</text:p>
        </text:list-item>
      </text:list>
      <text:p text:style-name="P4"/>
      <text:list xml:id="list211553355809110"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3-31T21:15:51.194463772</dc:date>
    <meta:editing-duration>PT3M3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1" meta:character-count="58" meta:non-whitespace-character-count="53"/>
  </office:meta>
</office:document-meta>
</file>